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textarea-horizontal-align="justify" draw:textarea-vertical-align="middle" draw:auto-grow-height="false" fo:min-height="3.561cm" fo:min-width="2.85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151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1.1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7.858cm" svg:y="7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4cm" svg:height="1.27cm" svg:x="3.54cm" svg:y="8.62cm">
          <text:p text:style-name="P1">ELB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27cm" svg:height="1.27cm" svg:x="1cm" svg:y="8.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xml:id="id5" draw:id="id5" draw:layer="layout" svg:width="6.35cm" svg:height="3.81cm" svg:x="17.51cm" svg:y="11.16cm">
          <text:p text:style-name="P1">Aurora<text:line-break/>Serverless<text:line-break/>Cluster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layer="layout" svg:width="5.08cm" svg:height="3.81cm" svg:x="8.239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8.62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54cm" svg:height="1.27cm" svg:x="9.255cm" svg:y="8.62cm">
          <text:p text:style-name="P1">Varnish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54cm" svg:height="1.27cm" svg:x="9.255cm" svg:y="10.652cm">
          <text:p text:style-name="P1">Apach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.27cm" svg:y1="9.255cm" svg:x2="3.54cm" svg:y2="9.255cm" draw:start-shape="id1" draw:start-glue-point="10" draw:end-shape="id2" draw:end-glue-point="3" svg:d="M2270 9255h1270" svg:viewBox="0 0 1271 1">
          <text:p/>
        </draw:connector>
        <draw:connector draw:style-name="gr5" draw:text-style-name="P2" draw:layer="layout" svg:x1="6.08cm" svg:y1="9.255cm" svg:x2="9.255cm" svg:y2="9.255cm" draw:start-shape="id2" draw:start-glue-point="1" draw:end-shape="id3" draw:end-glue-point="3" svg:d="M6080 9255h3175" svg:viewBox="0 0 3176 1">
          <text:p/>
        </draw:connector>
        <draw:connector draw:style-name="gr5" draw:text-style-name="P2" draw:layer="layout" svg:x1="10.525cm" svg:y1="9.89cm" svg:x2="10.525cm" svg:y2="10.652cm" draw:start-shape="id3" draw:start-glue-point="2" draw:end-shape="id4" draw:end-glue-point="0" svg:d="M10525 9890v762" svg:viewBox="0 0 1 763">
          <text:p/>
        </draw:connector>
        <draw:connector draw:style-name="gr5" draw:text-style-name="P2" draw:layer="layout" svg:x1="11.795cm" svg:y1="11.287cm" svg:x2="17.51cm" svg:y2="13.065cm" draw:start-shape="id4" draw:start-glue-point="1" draw:end-shape="id5" draw:end-glue-point="5" svg:d="M11795 11287h2858v1778h2857" svg:viewBox="0 0 5716 1779">
          <text:p/>
        </draw:connector>
        <draw:custom-shape draw:style-name="gr6" draw:text-style-name="P3" xml:id="id6" draw:id="id6" draw:layer="layout" svg:width="1.651cm" svg:height="1.27cm" svg:x="11.922cm" svg:y="8.62cm">
          <text:p text:style-name="P1"><text:span text:style-name="T1">Logstas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.81cm" svg:height="2.54cm" svg:x="17.51cm" svg:y="2.27cm">
          <text:p text:style-name="P1">AWS ES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81cm" svg:height="2.54cm" svg:x="17.51cm" svg:y="6.08cm">
          <text:p text:style-name="P1">Prometheus/<text:line-break/>Grafan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3.573cm" svg:y1="9.255cm" svg:x2="17.51cm" svg:y2="3.54cm" draw:start-shape="id6" draw:start-glue-point="1" draw:end-shape="id7" draw:end-glue-point="3" svg:d="M13573 9255h1968v-5715h1969" svg:viewBox="0 0 3938 5716">
          <text:p/>
        </draw:connector>
        <draw:custom-shape draw:style-name="gr8" draw:text-style-name="P3" xml:id="id8" draw:id="id8" draw:layer="layout" svg:width="1.651cm" svg:height="1.143cm" svg:x="11.922cm" svg:y="10.017cm">
          <text:p text:style-name="P1"><text:span text:style-name="T1">Exporter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0.826cm" svg:x1="13.573cm" svg:y1="10.588cm" svg:x2="17.51cm" svg:y2="7.35cm" draw:start-shape="id8" draw:start-glue-point="1" draw:end-shape="id9" draw:end-glue-point="3" svg:d="M13573 10588h2794v-3238h1143" svg:viewBox="0 0 3938 3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8:04:08.214140955</meta:creation-date>
    <dc:date>2019-05-02T00:03:52.701371886</dc:date>
    <meta:editing-duration>PT1H47M33S</meta:editing-duration>
    <meta:editing-cycles>16</meta:editing-cycles>
    <meta:generator>LibreOffice/6.0.7.3$Linux_X86_64 LibreOffice_project/00m0$Build-3</meta:generator>
    <meta:document-statistic meta:object-count="18"/>
  </office:meta>
</office:document-meta>
</file>